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f02b"/>
    </style:style>
    <style:style style:name="P2" style:family="paragraph" style:parent-style-name="Standard">
      <style:paragraph-properties fo:text-align="start" style:justify-single-word="false"/>
      <style:text-properties officeooo:rsid="00202a9f" officeooo:paragraph-rsid="0019f02b"/>
    </style:style>
    <style:style style:name="P3" style:family="paragraph" style:parent-style-name="Standard">
      <style:paragraph-properties fo:text-align="start" style:justify-single-word="false"/>
      <style:text-properties officeooo:rsid="00174034" officeooo:paragraph-rsid="0019f02b"/>
    </style:style>
    <style:style style:name="P4" style:family="paragraph" style:parent-style-name="Standard">
      <style:paragraph-properties fo:text-align="start" style:justify-single-word="false"/>
      <style:text-properties officeooo:rsid="00187e48" officeooo:paragraph-rsid="0019f02b"/>
    </style:style>
    <style:style style:name="P5" style:family="paragraph" style:parent-style-name="Standard">
      <style:paragraph-properties fo:text-align="start" style:justify-single-word="false"/>
      <style:text-properties officeooo:rsid="00199f61" officeooo:paragraph-rsid="0019f02b"/>
    </style:style>
    <style:style style:name="P6" style:family="paragraph" style:parent-style-name="Standard">
      <style:paragraph-properties fo:text-align="start" style:justify-single-word="false"/>
      <style:text-properties officeooo:rsid="001d626e" officeooo:paragraph-rsid="0019f02b"/>
    </style:style>
    <style:style style:name="P7" style:family="paragraph" style:parent-style-name="Standard">
      <style:paragraph-properties fo:text-align="start" style:justify-single-word="false"/>
      <style:text-properties officeooo:paragraph-rsid="0019f02b"/>
    </style:style>
    <style:style style:name="P8" style:family="paragraph" style:parent-style-name="Standard">
      <style:paragraph-properties fo:text-align="start" style:justify-single-word="false"/>
      <style:text-properties officeooo:rsid="001afbdc" officeooo:paragraph-rsid="0019f02b"/>
    </style:style>
    <style:style style:name="P9" style:family="paragraph" style:parent-style-name="Standard">
      <style:paragraph-properties fo:text-align="start" style:justify-single-word="false"/>
      <style:text-properties officeooo:rsid="001b7424" officeooo:paragraph-rsid="0019f02b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4034" officeooo:paragraph-rsid="0019f02b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7e48" officeooo:paragraph-rsid="0019f02b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99f61" officeooo:paragraph-rsid="0019f02b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626e" officeooo:paragraph-rsid="0019f02b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f63e6" officeooo:paragraph-rsid="0019f02b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afbdc" officeooo:paragraph-rsid="0019f02b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b7424" officeooo:paragraph-rsid="0019f02b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02a9f" officeooo:paragraph-rsid="0019f02b"/>
    </style:style>
    <style:style style:name="T1" style:family="text">
      <style:text-properties style:text-position="super 58%"/>
    </style:style>
    <style:style style:name="T2" style:family="text">
      <style:text-properties officeooo:rsid="00148262"/>
    </style:style>
    <style:style style:name="T3" style:family="text">
      <style:text-properties officeooo:rsid="00195991"/>
    </style:style>
    <style:style style:name="T4" style:family="text">
      <style:text-properties officeooo:rsid="001c3a9d"/>
    </style:style>
    <style:style style:name="T5" style:family="text">
      <style:text-properties officeooo:rsid="0019f02b"/>
    </style:style>
    <style:style style:name="T6" style:family="text">
      <style:text-properties officeooo:rsid="001eb193"/>
    </style:style>
    <style:style style:name="T7" style:family="text">
      <style:text-properties style:text-position="0% 100%" officeooo:rsid="001eb193"/>
    </style:style>
    <style:style style:name="T8" style:family="text">
      <style:text-properties officeooo:rsid="002047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3" style:data-style-name="N0">6.03</text:variable-set>: <text:span text:style-name="T2">Kinetic Energy</text:span></text:p>
      <text:p text:style-name="P1"/>
      <text:list xml:id="list5823370031009620582" text:style-name="L1">
        <text:list-item>
          <text:p text:style-name="P10">A <text:span text:style-name="T5">8</text:span>-kg dog is running at a speed of 11 m/s. <text:s/>What is the dog's kinetic energy?</text:p>
        </text:list-item>
      </text:list>
      <text:p text:style-name="P3"/>
      <text:p text:style-name="P3"/>
      <text:p text:style-name="P3"/>
      <text:p text:style-name="P3"/>
      <text:list xml:id="list74820476976547" text:continue-numbering="true" text:style-name="L1">
        <text:list-item>
          <text:p text:style-name="P11">The Flash is running at a relatively leisurely (for him) speed of <text:s/><text:span text:style-name="T5">1</text:span>500 m/s. <text:span text:style-name="T3">If he has a mass of 95 kg, what is his kinetic energy? </text:span></text:p>
        </text:list-item>
      </text:list>
      <text:p text:style-name="P4"/>
      <text:p text:style-name="P4"/>
      <text:p text:style-name="P4"/>
      <text:p text:style-name="P4"/>
      <text:list xml:id="list74820525142277" text:continue-numbering="true" text:style-name="L1">
        <text:list-item>
          <text:p text:style-name="P12">An Airbus A380 is the largest passenger jet ever built. <text:s/>It can carry over 800 people and has two-story seating throughout the airplane. <text:s/>It can travel at a top speed of 634 mph (283.423 m/s) and has a maximum takeoff mass of 5<text:span text:style-name="T5">6</text:span>5000 kg when fully loaded. <text:s/>Assuming a negligible amount of fuel is lost in takeoff and acceleration, calculate the maximum kinetic energy of this plane. </text:p>
        </text:list-item>
      </text:list>
      <text:p text:style-name="P5"/>
      <text:p text:style-name="P5"/>
      <text:p text:style-name="P5"/>
      <text:p text:style-name="P5"/>
      <text:list xml:id="list74820967884395" text:continue-numbering="true" text:style-name="L1">
        <text:list-item>
          <text:p text:style-name="P13">A Meteorite is traveling at 1<text:span text:style-name="T5">5</text:span>000 m/s. <text:s/>If it has a kinetic energy of 6.25 x 10<text:span text:style-name="T1">7</text:span><text:span text:style-name="T7">J</text:span>, what is its <text:span text:style-name="T6">mass</text:span>?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74820202596579" text:continue-numbering="true" text:style-name="L1">
        <text:list-item>
          <text:p text:style-name="P14"><text:s/>Sofia lifts a 5 kg bowling ball a height of 1 meter. <text:s/>She then exerts a horizontal force of 2<text:span text:style-name="T5">5</text:span>0 N on the bowling ball for a distance of 2.<text:span text:style-name="T5">1</text:span> meters. <text:s/><text:span text:style-name="T8">The mass of a bowling pin is 1.5 kg and the length of a bowling lane is 18.288 m.</text:span></text:p>
          <text:list>
            <text:list-item>
              <text:p text:style-name="P14">If the bowling ball travels the entire length of the lane, how long does it take for Sofia to knock down the pins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4819339533599" text:continue-numbering="true" text:style-name="L1">
        <text:list-item>
          <text:list>
            <text:list-item>
              <text:p text:style-name="P14">The pins fall over. <text:s/>If the center of mass of each pin is 0.25 m above the ground, and the energy of the bowling ball is evenly distributed between all the pins, how fast do the pins travel away from their previous place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74819884388926" text:continue-numbering="true" text:style-name="L1">
        <text:list-item>
          <text:p text:style-name="P15">A regulation basketball has a mass of 0.625 kg. <text:s/>If it has <text:span text:style-name="T5">3</text:span>5 J of energy, how fast is the basketball traveling?</text:p>
        </text:list-item>
      </text:list>
      <text:p text:style-name="P8"/>
      <text:p text:style-name="P8"/>
      <text:p text:style-name="P8"/>
      <text:p text:style-name="P8"/>
      <text:list xml:id="list74820964210322" text:continue-numbering="true" text:style-name="L1">
        <text:list-item>
          <text:p text:style-name="P16">A stick of dynamite delivers an energy of approximately 1 MJ. <text:s/>If a rock of mass <text:span text:style-name="T5">8</text:span>00 kg absorbs all the energy of the b<text:span text:style-name="T4">l</text:span>ast, how fast would it be going? <text:s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74820171734683" text:continue-numbering="true" text:style-name="L1">
        <text:list-item>
          <text:p text:style-name="P17">A cement truck is coasting along a frictionless road. <text:s/>As the cement truck travels, a stream of cement is leaking out of the truck. </text:p>
          <text:list>
            <text:list-item>
              <text:p text:style-name="P17"><text:s/>Is the kinetic energy of the cement truck increasing, decreasing, or remaining the same? Explain your ans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4819137271134" text:continue-numbering="true" text:style-name="L1">
        <text:list-item>
          <text:list>
            <text:list-item>
              <text:p text:style-name="P17">Is the kinetic energy of the Cement-Mixer Cement-Stream system increasing, decreasing, or remaining the same? <text:s/>Explain your answer. <text:s/></text:p>
            </text:list-item>
          </text:list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12-02T07:48:18.804547847" text:date-adjust="PT24H00M00S">12/03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20.868785605</meta:creation-date>
    <meta:editing-duration>PT40M42S</meta:editing-duration>
    <meta:editing-cycles>10</meta:editing-cycles>
    <meta:generator>LibreOffice/4.3.7.2$Linux_X86_64 LibreOffice_project/430$Build-2</meta:generator>
    <dc:date>2016-12-02T07:48:18.745005384</dc:date>
    <meta:document-statistic meta:table-count="0" meta:image-count="2" meta:object-count="0" meta:page-count="2" meta:paragraph-count="15" meta:word-count="384" meta:character-count="2038" meta:non-whitespace-character-count="1624"/>
  </office:meta>
</office:document-meta>
</file>